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7.885cm"/>
    </style:style>
    <style:style style:name="co10" style:family="table-column">
      <style:table-column-properties fo:break-before="auto" style:column-width="5.583cm"/>
    </style:style>
    <style:style style:name="co11" style:family="table-column">
      <style:table-column-properties fo:break-before="auto" style:column-width="12.409cm"/>
    </style:style>
    <style:style style:name="co12" style:family="table-column">
      <style:table-column-properties fo:break-before="auto" style:column-width="4.736cm"/>
    </style:style>
    <style:style style:name="co14" style:family="table-column">
      <style:table-column-properties fo:break-before="auto" style:column-width="3.06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3333"/>
    </style:style>
    <style:style style:name="T1" style:family="text">
      <style:text-properties fo:color="#ff3333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3" table:number-columns-repeated="1010" table:default-cell-style-name="ce1"/>
        <table:table-row table:style-name="ro2">
          <table:table-cell table:style-name="ce2" table:number-columns-repeated="5"/>
          <table:table-cell table:style-name="ce2" office:value-type="string">
            <text:p>(A&lt;B)</text:p>
          </table:table-cell>
          <table:table-cell table:style-name="ce2" office:value-type="string">
            <text:p>B==0</text:p>
          </table:table-cell>
          <table:table-cell table:style-name="ce2" office:value-type="string">
            <text:p>Bi==Ai</text:p>
          </table:table-cell>
          <table:table-cell table:style-name="ce2" office:value-type="string">
            <text:p>N==0</text:p>
          </table:table-cell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2"/>
          <table:table-cell table:style-name="ce2" office:value-type="string">
            <text:p>S0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Go</text:p>
          </table:table-cell>
          <table:table-cell table:style-name="ce2" office:value-type="string">
            <text:p>K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J</text:p>
          </table:table-cell>
          <table:table-cell table:style-name="ce3" office:value-type="string">
            <text:p>NS0</text:p>
          </table:table-cell>
          <table:table-cell table:style-name="ce3" office:value-type="string">
            <text:p>NS1</text:p>
          </table:table-cell>
          <table:table-cell table:style-name="ce3" office:value-type="string">
            <text:p>NS2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RR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4"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3" table:style-name="ce2" office:value-type="float" office:value="0">
            <text:p>0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number-columns-repeated="9"/>
          <table:table-cell office:value-type="string">
            <text:p><text:span text:style-name="T1">_S0</text:span>*(_S1*S2*_K*_E+S1*(_S2+_J))</text:p>
          </table:table-cell>
          <table:table-cell office:value-type="string">
            <text:p>S0*_S1</text:p>
          </table:table-cell>
          <table:table-cell office:value-type="string">
            <text:p>(S0xorS1)*_S2+_S1*(_S0*(_S2*Go+S2*+_K*_E)+S0*S2*_D)</text:p>
          </table:table-cell>
          <table:table-cell office:value-type="string">
            <text:p>_S0*S2*(_S1*(K+E)+S1*J)</text:p>
          </table:table-cell>
          <table:table-cell office:value-type="string">
            <text:p>_S0*<text:span text:style-name="T1">_S1</text:span>*S2*E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OR(0;1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formula="of:=AND(NOT([.B3]);OR(AND(NOT([.C3]);[.D3];NOT([.F3]);NOT([.G3]));AND([.C3];OR(NOT([.D3]);NOT([.I3])))))" office:value-type="boolean" office:boolean-value="false">
            <text:p>FALSE</text:p>
          </table:table-cell>
          <table:table-cell table:formula="of:=AND([.B3];NOT([.C3]))" office:value-type="boolean" office:boolean-value="false">
            <text:p>FALSE</text:p>
          </table:table-cell>
          <table:table-cell table:formula="of:=OR(AND(XOR([.C3];[.B3]);NOT([.D3]));AND(NOT([.C3])*OR(AND(NOT([.B3]);OR(AND(NOT([.D3]);[.E3]);AND(NOT([.F3]);[.D3];NOT([.G3]))));AND([.B3];[.D3];NOT([.H3])))))" office:value-type="boolean" office:boolean-value="false">
            <text:p>FALSE</text:p>
          </table:table-cell>
          <table:table-cell table:formula="of:=AND(NOT([.B3]);[.D3];OR(AND(NOT([.C3]);OR([.F3];[.G3]));AND([.C3];[.I3])))" office:value-type="boolean" office:boolean-value="false">
            <text:p>FALSE</text:p>
          </table:table-cell>
          <table:table-cell table:formula="of:=AND(NOT([.B3]);NOT([.C3]);[.D3];[.G3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table:formula="of:=AND(NOT([.B4]);OR(AND(NOT([.C4]);[.D4];NOT([.F4]);NOT([.G4]));AND([.C4];OR(NOT([.D4]);NOT([.I4])))))" office:value-type="boolean" office:boolean-value="false">
            <text:p>FALSE</text:p>
          </table:table-cell>
          <table:table-cell table:formula="of:=AND([.B4];NOT([.C4]))" office:value-type="boolean" office:boolean-value="false">
            <text:p>FALSE</text:p>
          </table:table-cell>
          <table:table-cell table:formula="of:=OR(AND(XOR([.C4];[.B4]);NOT([.D4]));AND(NOT([.C4])*OR(AND(NOT([.B4]);OR(AND(NOT([.D4]);[.E4]);AND(NOT([.F4]);[.D4];NOT([.G4]))));AND([.B4];[.D4];NOT([.H4])))))" office:value-type="boolean" office:boolean-value="true">
            <text:p>TRUE</text:p>
          </table:table-cell>
          <table:table-cell table:formula="of:=AND(NOT([.B4]);[.D4];OR(AND(NOT([.C4]);OR([.F4];[.G4]));AND([.C4];[.I4])))" office:value-type="boolean" office:boolean-value="false">
            <text:p>FALSE</text:p>
          </table:table-cell>
          <table:table-cell table:formula="of:=AND(NOT([.B4]);NOT([.C4]);[.D4];[.G4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5">
            <text:p>5</text:p>
          </table:table-cell>
          <table:table-cell table:formula="of:=AND(NOT([.B5]);OR(AND(NOT([.C5]);[.D5];NOT([.F5]);NOT([.G5]));AND([.C5];OR(NOT([.D5]);NOT([.I5])))))" office:value-type="boolean" office:boolean-value="false">
            <text:p>FALSE</text:p>
          </table:table-cell>
          <table:table-cell table:formula="of:=AND([.B5];NOT([.C5]))" office:value-type="boolean" office:boolean-value="false">
            <text:p>FALSE</text:p>
          </table:table-cell>
          <table:table-cell table:formula="of:=OR(AND(XOR([.C5];[.B5]);NOT([.D5]));AND(NOT([.C5])*OR(AND(NOT([.B5]);OR(AND(NOT([.D5]);[.E5]);AND(NOT([.F5]);[.D5];NOT([.G5]))));AND([.B5];[.D5];NOT([.H5])))))" office:value-type="boolean" office:boolean-value="false">
            <text:p>FALSE</text:p>
          </table:table-cell>
          <table:table-cell table:formula="of:=AND(NOT([.B5]);[.D5];OR(AND(NOT([.C5]);OR([.F5];[.G5]));AND([.C5];[.I5])))" office:value-type="boolean" office:boolean-value="true">
            <text:p>TRUE</text:p>
          </table:table-cell>
          <table:table-cell table:formula="of:=AND(NOT([.B5]);NOT([.C5]);[.D5];[.G5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6">
            <text:p>6</text:p>
          </table:table-cell>
          <table:table-cell table:formula="of:=AND(NOT([.B6]);OR(AND(NOT([.C6]);[.D6];NOT([.F6]);NOT([.G6]));AND([.C6];OR(NOT([.D6]);NOT([.I6])))))" office:value-type="boolean" office:boolean-value="false">
            <text:p>FALSE</text:p>
          </table:table-cell>
          <table:table-cell table:formula="of:=AND([.B6];NOT([.C6]))" office:value-type="boolean" office:boolean-value="false">
            <text:p>FALSE</text:p>
          </table:table-cell>
          <table:table-cell table:formula="of:=OR(AND(XOR([.C6];[.B6]);NOT([.D6]));AND(NOT([.C6])*OR(AND(NOT([.B6]);OR(AND(NOT([.D6]);[.E6]);AND(NOT([.F6]);[.D6];NOT([.G6]))));AND([.B6];[.D6];NOT([.H6])))))" office:value-type="boolean" office:boolean-value="false">
            <text:p>FALSE</text:p>
          </table:table-cell>
          <table:table-cell table:formula="of:=AND(NOT([.B6]);[.D6];OR(AND(NOT([.C6]);OR([.F6];[.G6]));AND([.C6];[.I6])))" office:value-type="boolean" office:boolean-value="true">
            <text:p>TRUE</text:p>
          </table:table-cell>
          <table:table-cell table:formula="of:=AND(NOT([.B6]);NOT([.C6]);[.D6];[.G6])" office:value-type="boolean" office:boolean-value="true">
            <text:p>TRU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table:formula="of:=AND(NOT([.B7]);OR(AND(NOT([.C7]);[.D7];NOT([.F7]);NOT([.G7]));AND([.C7];OR(NOT([.D7]);NOT([.I7])))))" office:value-type="boolean" office:boolean-value="true">
            <text:p>TRUE</text:p>
          </table:table-cell>
          <table:table-cell table:formula="of:=AND([.B7];NOT([.C7]))" office:value-type="boolean" office:boolean-value="false">
            <text:p>FALSE</text:p>
          </table:table-cell>
          <table:table-cell table:formula="of:=OR(AND(XOR([.C7];[.B7]);NOT([.D7]));AND(NOT([.C7])*OR(AND(NOT([.B7]);OR(AND(NOT([.D7]);[.E7]);AND(NOT([.F7]);[.D7];NOT([.G7]))));AND([.B7];[.D7];NOT([.H7])))))" office:value-type="boolean" office:boolean-value="true">
            <text:p>TRUE</text:p>
          </table:table-cell>
          <table:table-cell table:formula="of:=AND(NOT([.B7]);[.D7];OR(AND(NOT([.C7]);OR([.F7];[.G7]));AND([.C7];[.I7])))" office:value-type="boolean" office:boolean-value="false">
            <text:p>FALSE</text:p>
          </table:table-cell>
          <table:table-cell table:formula="of:=AND(NOT([.B7]);NOT([.C7]);[.D7];[.G7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table:formula="of:=AND(NOT([.B8]);OR(AND(NOT([.C8]);[.D8];NOT([.F8]);NOT([.G8]));AND([.C8];OR(NOT([.D8]);NOT([.I8])))))" office:value-type="boolean" office:boolean-value="false">
            <text:p>FALSE</text:p>
          </table:table-cell>
          <table:table-cell table:formula="of:=AND([.B8];NOT([.C8]))" office:value-type="boolean" office:boolean-value="true">
            <text:p>TRUE</text:p>
          </table:table-cell>
          <table:table-cell table:formula="of:=OR(AND(XOR([.C8];[.B8]);NOT([.D8]));AND(NOT([.C8])*OR(AND(NOT([.B8]);OR(AND(NOT([.D8]);[.E8]);AND(NOT([.F8]);[.D8];NOT([.G8]))));AND([.B8];[.D8];NOT([.H8])))))" office:value-type="boolean" office:boolean-value="true">
            <text:p>TRUE</text:p>
          </table:table-cell>
          <table:table-cell table:formula="of:=AND(NOT([.B8]);[.D8];OR(AND(NOT([.C8]);OR([.F8];[.G8]));AND([.C8];[.I8])))" office:value-type="boolean" office:boolean-value="false">
            <text:p>FALSE</text:p>
          </table:table-cell>
          <table:table-cell table:formula="of:=AND(NOT([.B8]);NOT([.C8]);[.D8];[.G8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table:formula="of:=AND(NOT([.B9]);OR(AND(NOT([.C9]);[.D9];NOT([.F9]);NOT([.G9]));AND([.C9];OR(NOT([.D9]);NOT([.I9])))))" office:value-type="boolean" office:boolean-value="false">
            <text:p>FALSE</text:p>
          </table:table-cell>
          <table:table-cell table:formula="of:=AND([.B9];NOT([.C9]))" office:value-type="boolean" office:boolean-value="true">
            <text:p>TRUE</text:p>
          </table:table-cell>
          <table:table-cell table:formula="of:=OR(AND(XOR([.C9];[.B9]);NOT([.D9]));AND(NOT([.C9])*OR(AND(NOT([.B9]);OR(AND(NOT([.D9]);[.E9]);AND(NOT([.F9]);[.D9];NOT([.G9]))));AND([.B9];[.D9];NOT([.H9])))))" office:value-type="boolean" office:boolean-value="false">
            <text:p>FALSE</text:p>
          </table:table-cell>
          <table:table-cell table:formula="of:=AND(NOT([.B9]);[.D9];OR(AND(NOT([.C9]);OR([.F9];[.G9]));AND([.C9];[.I9])))" office:value-type="boolean" office:boolean-value="false">
            <text:p>FALSE</text:p>
          </table:table-cell>
          <table:table-cell table:formula="of:=AND(NOT([.B9]);NOT([.C9]);[.D9];[.G9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table:formula="of:=AND(NOT([.B10]);OR(AND(NOT([.C10]);[.D10];NOT([.F10]);NOT([.G10]));AND([.C10];OR(NOT([.D10]);NOT([.I10])))))" office:value-type="boolean" office:boolean-value="true">
            <text:p>TRUE</text:p>
          </table:table-cell>
          <table:table-cell table:formula="of:=AND([.B10];NOT([.C10]))" office:value-type="boolean" office:boolean-value="false">
            <text:p>FALSE</text:p>
          </table:table-cell>
          <table:table-cell table:formula="of:=OR(AND(XOR([.C10];[.B10]);NOT([.D10]));AND(NOT([.C10])*OR(AND(NOT([.B10]);OR(AND(NOT([.D10]);[.E10]);AND(NOT([.F10]);[.D10];NOT([.G10]))));AND([.B10];[.D10];NOT([.H10])))))" office:value-type="boolean" office:boolean-value="true">
            <text:p>TRUE</text:p>
          </table:table-cell>
          <table:table-cell table:formula="of:=AND(NOT([.B10]);[.D10];OR(AND(NOT([.C10]);OR([.F10];[.G10]));AND([.C10];[.I10])))" office:value-type="boolean" office:boolean-value="false">
            <text:p>FALSE</text:p>
          </table:table-cell>
          <table:table-cell table:formula="of:=AND(NOT([.B10]);NOT([.C10]);[.D10];[.G10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table:formula="of:=AND(NOT([.B11]);OR(AND(NOT([.C11]);[.D11];NOT([.F11]);NOT([.G11]));AND([.C11];OR(NOT([.D11]);NOT([.I11])))))" office:value-type="boolean" office:boolean-value="true">
            <text:p>TRUE</text:p>
          </table:table-cell>
          <table:table-cell table:formula="of:=AND([.B11];NOT([.C11]))" office:value-type="boolean" office:boolean-value="false">
            <text:p>FALSE</text:p>
          </table:table-cell>
          <table:table-cell table:formula="of:=OR(AND(XOR([.C11];[.B11]);NOT([.D11]));AND(NOT([.C11])*OR(AND(NOT([.B11]);OR(AND(NOT([.D11]);[.E11]);AND(NOT([.F11]);[.D11];NOT([.G11]))));AND([.B11];[.D11];NOT([.H11])))))" office:value-type="boolean" office:boolean-value="false">
            <text:p>FALSE</text:p>
          </table:table-cell>
          <table:table-cell table:formula="of:=AND(NOT([.B11]);[.D11];OR(AND(NOT([.C11]);OR([.F11];[.G11]));AND([.C11];[.I11])))" office:value-type="boolean" office:boolean-value="false">
            <text:p>FALSE</text:p>
          </table:table-cell>
          <table:table-cell table:formula="of:=AND(NOT([.B11]);NOT([.C11]);[.D11];[.G11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table:formula="of:=AND(NOT([.B12]);OR(AND(NOT([.C12]);[.D12];NOT([.F12]);NOT([.G12]));AND([.C12];OR(NOT([.D12]);NOT([.I12])))))" office:value-type="boolean" office:boolean-value="false">
            <text:p>FALSE</text:p>
          </table:table-cell>
          <table:table-cell table:formula="of:=AND([.B12];NOT([.C12]))" office:value-type="boolean" office:boolean-value="false">
            <text:p>FALSE</text:p>
          </table:table-cell>
          <table:table-cell table:formula="of:=OR(AND(XOR([.C12];[.B12]);NOT([.D12]));AND(NOT([.C12])*OR(AND(NOT([.B12]);OR(AND(NOT([.D12]);[.E12]);AND(NOT([.F12]);[.D12];NOT([.G12]))));AND([.B12];[.D12];NOT([.H12])))))" office:value-type="boolean" office:boolean-value="false">
            <text:p>FALSE</text:p>
          </table:table-cell>
          <table:table-cell table:formula="of:=AND(NOT([.B12]);[.D12];OR(AND(NOT([.C12]);OR([.F12];[.G12]));AND([.C12];[.I12])))" office:value-type="boolean" office:boolean-value="true">
            <text:p>TRUE</text:p>
          </table:table-cell>
          <table:table-cell table:formula="of:=AND(NOT([.B12]);NOT([.C12]);[.D12];[.G12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table:formula="of:=AND(NOT([.B13]);OR(AND(NOT([.C13]);[.D13];NOT([.F13]);NOT([.G13]));AND([.C13];OR(NOT([.D13]);NOT([.I13])))))" office:value-type="boolean" office:boolean-value="false">
            <text:p>FALSE</text:p>
          </table:table-cell>
          <table:table-cell table:formula="of:=AND([.B13];NOT([.C13]))" office:value-type="boolean" office:boolean-value="true">
            <text:p>TRUE</text:p>
          </table:table-cell>
          <table:table-cell table:formula="of:=OR(AND(XOR([.C13];[.B13]);NOT([.D13]));AND(NOT([.C13])*OR(AND(NOT([.B13]);OR(AND(NOT([.D13]);[.E13]);AND(NOT([.F13]);[.D13];NOT([.G13]))));AND([.B13];[.D13];NOT([.H13])))))" office:value-type="boolean" office:boolean-value="true">
            <text:p>TRUE</text:p>
          </table:table-cell>
          <table:table-cell table:formula="of:=AND(NOT([.B13]);[.D13];OR(AND(NOT([.C13]);OR([.F13];[.G13]));AND([.C13];[.I13])))" office:value-type="boolean" office:boolean-value="false">
            <text:p>FALSE</text:p>
          </table:table-cell>
          <table:table-cell table:formula="of:=AND(NOT([.B13]);NOT([.C13]);[.D13];[.G13])" office:value-type="boolean" office:boolean-value="false">
            <text:p>FALSE</text:p>
          </table:table-cell>
          <table:table-cell table:number-columns-repeated="101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1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1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21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creator>Ivan Folbort</dc:creator>
    <meta:creation-date>2009-04-16T11:32:48Z</meta:creation-date>
    <dc:date>2015-12-05T21:10:36.49</dc:date>
    <meta:editing-cycles>7</meta:editing-cycles>
    <meta:editing-duration>PT1H20M44S</meta:editing-duration>
    <meta:document-statistic meta:table-count="3" meta:cell-count="232" meta:object-count="0"/>
    <meta:user-defined meta:name="Info 1"/>
    <meta:user-defined meta:name="Info 2"/>
    <meta:user-defined meta:name="Info 3"/>
    <meta:user-defined meta:name="Info 4"/>
  </office:meta>
</office:document-meta>
</file>